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8in" fo:margin-left="0in" fo:margin-top="0in" fo:margin-bottom="0in" table:align="left"/>
    </style:style>
    <style:style style:name="Table1.A" style:family="table-column">
      <style:table-column-properties style:column-width="1.5521in"/>
    </style:style>
    <style:style style:name="Table1.B" style:family="table-column">
      <style:table-column-properties style:column-width="1.5597in"/>
    </style:style>
    <style:style style:name="Table1.D" style:family="table-column">
      <style:table-column-properties style:column-width="1.5993in"/>
    </style:style>
    <style:style style:name="Table1.1" style:family="table-row">
      <style:table-row-properties style:min-row-height="0.5139in" fo:keep-together="auto"/>
    </style:style>
    <style:style style:name="Table1.A1" style:family="table-cell">
      <style:table-cell-properties style:vertical-align="" fo:padding="0.0694in" fo:border-left="0.75pt solid #000000" fo:border-right="none" fo:border-top="0.75pt solid #000000" fo:border-bottom="0.75pt solid #000000"/>
    </style:style>
    <style:style style:name="Table1.D1" style:family="table-cell">
      <style:table-cell-properties style:vertical-align="" fo:padding="0.0694in" fo:border="0.75pt solid #000000"/>
    </style:style>
    <style:style style:name="Table1.2" style:family="table-row">
      <style:table-row-properties style:min-row-height="0.4722in" fo:keep-together="auto"/>
    </style:style>
    <style:style style:name="Table1.A2" style:family="table-cell">
      <style:table-cell-properties style:vertical-align="" fo:padding="0.0694in" fo:border-left="0.75pt solid #000000" fo:border-right="none" fo:border-top="none" fo:border-bottom="0.75pt solid #000000"/>
    </style:style>
    <style:style style:name="Table1.D2" style:family="table-cell">
      <style:table-cell-properties style:vertical-align="" fo:padding="0.0694in" fo:border-left="0.75pt solid #000000" fo:border-right="0.75pt solid #000000" fo:border-top="none" fo:border-bottom="0.75pt solid #000000"/>
    </style:style>
    <style:style style:name="Table2" style:family="table">
      <style:table-properties style:width="4.7778in" fo:margin-left="0in" fo:margin-top="0in" fo:margin-bottom="0in" table:align="left"/>
    </style:style>
    <style:style style:name="Table2.A" style:family="table-column">
      <style:table-column-properties style:column-width="2.3889in"/>
    </style:style>
    <style:style style:name="Table2.1" style:family="table-row">
      <style:table-row-properties style:min-row-height="0.3472in" fo:keep-together="auto"/>
    </style:style>
    <style:style style:name="Table2.A1" style:family="table-cell">
      <style:table-cell-properties style:vertical-align="" fo:padding="0.0694in" fo:border="none"/>
    </style:style>
    <style:style style:name="P1" style:family="paragraph" style:parent-style-name="Standard">
      <style:paragraph-properties fo:line-height="100%"/>
    </style:style>
    <style:style style:name="P2" style:family="paragraph" style:parent-style-name="Standard">
      <style:text-properties style:text-line-through-style="solid" style:text-line-through-type="single"/>
    </style:style>
    <style:style style:name="P3" style:family="paragraph" style:parent-style-name="Standard">
      <style:text-properties style:text-line-through-style="none" style:text-line-through-type="none" fo:font-weight="bold" fo:background-color="#fff200" style:font-weight-asian="bold" style:font-weight-complex="bold"/>
    </style:style>
    <style:style style:name="P4" style:family="paragraph" style:parent-style-name="Standard">
      <style:text-properties fo:font-weight="bold" fo:background-color="#fff200" style:font-weight-asian="bold" style:font-weight-complex="bold"/>
    </style:style>
    <style:style style:name="P5" style:family="paragraph" style:parent-style-name="Standard">
      <style:text-properties fo:font-weight="bold" officeooo:rsid="001dfffb" officeooo:paragraph-rsid="001dfffb" fo:background-color="#fff200" style:font-weight-asian="bold" style:font-weight-complex="bold"/>
    </style:style>
    <style:style style:name="P6" style:family="paragraph" style:parent-style-name="Standard">
      <style:text-properties fo:font-weight="bold" officeooo:rsid="002022aa" officeooo:paragraph-rsid="002022aa" fo:background-color="#fff200" style:font-weight-asian="bold" style:font-weight-complex="bold"/>
    </style:style>
    <style:style style:name="P7" style:family="paragraph" style:parent-style-name="Standard">
      <style:text-properties fo:font-style="normal" fo:font-weight="bold" officeooo:rsid="001dfffb" officeooo:paragraph-rsid="001dfffb" fo:background-color="#fff200" style:font-style-asian="normal" style:font-weight-asian="bold" style:font-style-complex="normal" style:font-weight-complex="bold"/>
    </style:style>
    <style:style style:name="P8" style:family="paragraph" style:parent-style-name="Standard">
      <style:text-properties fo:background-color="#fff200"/>
    </style:style>
    <style:style style:name="P9" style:family="paragraph" style:parent-style-name="Standard" style:master-page-name="Standard">
      <style:paragraph-properties style:page-number="1"/>
    </style:style>
    <style:style style:name="P10" style:family="paragraph" style:parent-style-name="Standard">
      <style:text-properties officeooo:paragraph-rsid="002990ac"/>
    </style:style>
    <style:style style:name="P11" style:family="paragraph" style:parent-style-name="Standard">
      <style:text-properties officeooo:rsid="0029c555" officeooo:paragraph-rsid="0029c555"/>
    </style:style>
    <style:style style:name="P12" style:family="paragraph" style:parent-style-name="Standard">
      <style:text-properties officeooo:rsid="0029c555" officeooo:paragraph-rsid="002aa2b8" fo:background-color="#fff200"/>
    </style:style>
    <style:style style:name="P13" style:family="paragraph" style:parent-style-name="Standard" style:list-style-name="WWNum1">
      <style:paragraph-properties fo:margin-left="0.5in" fo:margin-right="0in" fo:text-indent="-0.25in" style:auto-text-indent="false"/>
    </style:style>
    <style:style style:name="T1" style:family="text">
      <style:text-properties officeooo:rsid="001dfffb"/>
    </style:style>
    <style:style style:name="T2" style:family="text">
      <style:text-properties fo:font-weight="bold" style:font-weight-asian="bold" style:font-weight-complex="bold"/>
    </style:style>
    <style:style style:name="T3" style:family="text">
      <style:text-properties fo:font-weight="bold" officeooo:rsid="002aa2b8" style:font-weight-asian="bold" style:font-weight-complex="bold"/>
    </style:style>
    <style:style style:name="T4" style:family="text">
      <style:text-properties fo:font-weight="bold" fo:background-color="#ed1c24" loext:char-shading-value="0" style:font-weight-asian="bold" style:font-weight-complex="bold"/>
    </style:style>
    <style:style style:name="T5" style:family="text">
      <style:text-properties fo:font-weight="bold" fo:background-color="#00a65d" loext:char-shading-value="0" style:font-weight-asian="bold" style:font-weight-complex="bold"/>
    </style:style>
    <style:style style:name="T6" style:family="text">
      <style:text-properties fo:font-weight="bold" fo:background-color="#72bf44" loext:char-shading-value="0" style:font-weight-asian="bold" style:font-weight-complex="bold"/>
    </style:style>
    <style:style style:name="T7" style:family="text">
      <style:text-properties fo:font-weight="bold" fo:background-color="#72bf44" loext:char-shading-value="0" style:font-weight-asian="bold" style:font-weight-complex="bold"/>
    </style:style>
    <style:style style:name="T8" style:family="text">
      <style:text-properties officeooo:rsid="0026dab3"/>
    </style:style>
    <style:style style:name="T9" style:family="text">
      <style:text-properties officeooo:rsid="0028d886"/>
    </style:style>
    <style:style style:name="T10" style:family="text">
      <style:text-properties officeooo:rsid="002990ac"/>
    </style:style>
    <style:style style:name="T11" style:family="text">
      <style:text-properties officeooo:rsid="002aa2b8"/>
    </style:style>
    <style:style style:name="T12" style:family="text">
      <style:text-properties fo:background-color="#72bf44" loext:char-shading-value="0"/>
    </style:style>
    <style:style style:name="T13" style:family="text">
      <style:text-properties fo:background-color="#72bf44"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1.</text:span> Define the CharStack class with a default and overloaded constructor(setting the stack capacity)</text:p>
      <text:p text:style-name="Standard">Add instance members:</text:p>
      <text:p text:style-name="Standard"><text:tab/>Fields:</text:p>
      <text:p text:style-name="Standard"><text:tab/><text:tab/> char[] stackArray; // The array implementing the stack.</text:p>
      <text:p text:style-name="Standard"><text:tab/><text:tab/> int topOfStack; // The top of the stack.</text:p>
      <text:p text:style-name="Standard"><text:tab/>Methods:</text:p>
      <text:p text:style-name="Standard"><text:tab/><text:tab/>void push(char element) // adds a char element into the stack</text:p>
      <text:p text:style-name="Standard"><text:tab/><text:tab/>char pop() // extracts the top of the stack</text:p>
      <text:p text:style-name="Standard"><text:tab/><text:tab/>char peek() // retrieves for inspection the top of the stack</text:p>
      <text:p text:style-name="Standard"><text:tab/><text:tab/>boolean isEmpty() // tests if the stack is empty</text:p>
      <text:p text:style-name="Standard"><text:tab/><text:tab/>boolean isFull() //tests if the stack is full</text:p>
      <text:p text:style-name="Standard"/>
      <text:p text:style-name="Standard"><text:span text:style-name="T7">1.1 </text:span>Create a program that creates a new instance for the CharStack class.Add the characters from the following message in the stack:</text:p>
      <text:p text:style-name="Standard">“<text:bookmark-start text:name="__DdeLink__801_2552229209"/><text:bookmark-start text:name="__DdeLink__799_2552229209"/>!gnimmargorP evol I<text:bookmark-end text:name="__DdeLink__801_2552229209"/><text:bookmark-end text:name="__DdeLink__799_2552229209"/>”</text:p>
      <text:p text:style-name="Standard"/>
      <text:p text:style-name="Standard"><text:span text:style-name="T7">2. </text:span>Add a static field named instanceCount and use it to store the number of object instances created using this class.</text:p>
      <text:p text:style-name="Standard"><text:span text:style-name="T7">2.1</text:span> Add a member method getInstanceCount to retrieve the value.</text:p>
      <text:p text:style-name="Standard"><text:span text:style-name="T13">2.2 </text:span>Create multiple instances of char stacks.Print the number of instances using the getInstanceCount method</text:p>
      <text:p text:style-name="Standard"/>
      <text:p text:style-name="Standard"><text:span text:style-name="T7">3.</text:span>Using iterative operators, purge the stack(pop and print) the chars.</text:p>
      <text:p text:style-name="Standard"><text:span text:style-name="T7">3.1</text:span> Print only the capital letters in the stack</text:p>
      <text:p text:style-name="Standard"/>
      <text:p text:style-name="Standard"><text:span text:style-name="T7">4.</text:span>Write a program to grade a short multiple-choice quiz. The correct answers for</text:p>
      <text:p text:style-name="Standard">the quiz are:</text:p>
      <text:p text:style-name="Standard">1. C 5. B</text:p>
      <text:p text:style-name="Standard">2. A 6. C</text:p>
      <text:p text:style-name="Standard">3. B 7. C</text:p>
      <text:p text:style-name="Standard">4. D 8. A</text:p>
      <text:p text:style-name="Standard">Assume that the pass marks are 5 out of 8. The program stores the correct</text:p>
      <text:p text:style-name="Standard">answers in an array. The submitted answers are specified as program arguments.</text:p>
      <text:p text:style-name="Standard">Let X represent a question that was not answered on the quiz. Use an</text:p>
      <text:p text:style-name="Standard">enum type to represent the result of answering a question.</text:p>
      <text:p text:style-name="Standard">The program calculates and prints a report along the following lines:</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text:tab/><text:tab/><text:tab/>Question</text:p>
            <text:p text:style-name="P1"><text:tab/><text:tab/></text:p>
          </table:table-cell>
          <table:table-cell table:style-name="Table1.A1" office:value-type="string">
            <text:p text:style-name="P1"><text:tab/><text:tab/><text:tab/>Submitted</text:p>
            <text:p text:style-name="P1"><text:tab/><text:tab/></text:p>
          </table:table-cell>
          <table:table-cell table:style-name="Table1.A1" office:value-type="string">
            <text:p text:style-name="P1"><text:tab/><text:tab/><text:tab/>Correct</text:p>
            <text:p text:style-name="P1"><text:tab/><text:tab/></text:p>
          </table:table-cell>
          <table:table-cell table:style-name="Table1.D1" office:value-type="string">
            <text:p text:style-name="P1"><text:tab/><text:tab/><text:tab/>Result</text:p>
            <text:p text:style-name="P1"><text:tab/><text:tab/></text:p>
          </table:table-cell>
        </table:table-row>
        <table:table-row table:style-name="Table1.2">
          <table:table-cell table:style-name="Table1.A2" office:value-type="string">
            <text:p text:style-name="P1"><text:tab/><text:tab/><text:tab/>1 <text:tab/><text:tab/><text:tab/></text:p>
            <text:p text:style-name="P1"><text:tab/><text:tab/></text:p>
          </table:table-cell>
          <table:table-cell table:style-name="Table1.A2" office:value-type="string">
            <text:p text:style-name="P1"><text:tab/><text:tab/><text:tab/>C <text:tab/><text:tab/><text:tab/></text:p>
            <text:p text:style-name="P1"><text:tab/><text:tab/></text:p>
          </table:table-cell>
          <table:table-cell table:style-name="Table1.A2" office:value-type="string">
            <text:p text:style-name="P1"><text:tab/><text:tab/><text:tab/>C <text:tab/><text:tab/><text:tab/></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2 <text:tab/><text:tab/><text:tab/></text:p>
            <text:p text:style-name="P1"><text:soft-page-break/><text:tab/><text:tab/></text:p>
          </table:table-cell>
          <table:table-cell table:style-name="Table1.A2" office:value-type="string">
            <text:p text:style-name="P1"><text:tab/><text:tab/><text:tab/>B</text:p>
            <text:p text:style-name="P1"><text:tab/><text:tab/></text:p>
          </table:table-cell>
          <table:table-cell table:style-name="Table1.A2" office:value-type="string">
            <text:p text:style-name="P1"><text:tab/><text:tab/><text:tab/>A</text:p>
            <text:p text:style-name="P1"><text:tab/><text:tab/></text:p>
          </table:table-cell>
          <table:table-cell table:style-name="Table1.D2" office:value-type="string">
            <text:p text:style-name="P1"><text:tab/><text:tab/><text:tab/>WRONG</text:p>
            <text:p text:style-name="P1"><text:tab/><text:tab/></text:p>
          </table:table-cell>
        </table:table-row>
        <table:table-row table:style-name="Table1.2">
          <table:table-cell table:style-name="Table1.A2" office:value-type="string">
            <text:p text:style-name="P1"><text:tab/><text:tab/><text:tab/>3 <text:tab/><text:tab/><text:tab/></text:p>
            <text:p text:style-name="P1"><text:tab/><text:tab/></text:p>
          </table:table-cell>
          <table:table-cell table:style-name="Table1.A2" office:value-type="string">
            <text:p text:style-name="P1"><text:tab/><text:tab/><text:tab/>B</text:p>
            <text:p text:style-name="P1"><text:tab/><text:tab/></text:p>
          </table:table-cell>
          <table:table-cell table:style-name="Table1.A2" office:value-type="string">
            <text:p text:style-name="P1"><text:tab/><text:tab/><text:tab/>B</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4 <text:tab/><text:tab/><text:tab/></text:p>
            <text:p text:style-name="P1"><text:tab/><text:tab/></text:p>
          </table:table-cell>
          <table:table-cell table:style-name="Table1.A2" office:value-type="string">
            <text:p text:style-name="P1"><text:tab/><text:tab/><text:tab/>D</text:p>
            <text:p text:style-name="P1"><text:tab/><text:tab/></text:p>
          </table:table-cell>
          <table:table-cell table:style-name="Table1.A2" office:value-type="string">
            <text:p text:style-name="P1"><text:tab/><text:tab/><text:tab/>D</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5 <text:tab/><text:tab/><text:tab/></text:p>
            <text:p text:style-name="P1"><text:tab/><text:tab/></text:p>
          </table:table-cell>
          <table:table-cell table:style-name="Table1.A2" office:value-type="string">
            <text:p text:style-name="P1"><text:tab/><text:tab/><text:tab/>B</text:p>
            <text:p text:style-name="P1"><text:tab/><text:tab/></text:p>
          </table:table-cell>
          <table:table-cell table:style-name="Table1.A2" office:value-type="string">
            <text:p text:style-name="P1"><text:tab/><text:tab/><text:tab/>B</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6 <text:tab/><text:tab/><text:tab/></text:p>
            <text:p text:style-name="P1"><text:tab/><text:tab/></text:p>
          </table:table-cell>
          <table:table-cell table:style-name="Table1.A2" office:value-type="string">
            <text:p text:style-name="P1"><text:tab/><text:tab/><text:tab/>C</text:p>
            <text:p text:style-name="P1"><text:tab/><text:tab/></text:p>
          </table:table-cell>
          <table:table-cell table:style-name="Table1.A2" office:value-type="string">
            <text:p text:style-name="P1"><text:tab/><text:tab/><text:tab/>C</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7 <text:tab/><text:tab/><text:tab/></text:p>
            <text:p text:style-name="P1"><text:tab/><text:tab/></text:p>
          </table:table-cell>
          <table:table-cell table:style-name="Table1.A2" office:value-type="string">
            <text:p text:style-name="P1"><text:tab/><text:tab/><text:tab/>A</text:p>
            <text:p text:style-name="P1"><text:tab/><text:tab/></text:p>
          </table:table-cell>
          <table:table-cell table:style-name="Table1.A2" office:value-type="string">
            <text:p text:style-name="P1"><text:tab/><text:tab/><text:tab/>C</text:p>
            <text:p text:style-name="P1"><text:tab/><text:tab/></text:p>
          </table:table-cell>
          <table:table-cell table:style-name="Table1.D2" office:value-type="string">
            <text:p text:style-name="P1"><text:tab/><text:tab/><text:tab/>WRONG</text:p>
            <text:p text:style-name="P1"><text:tab/><text:tab/></text:p>
          </table:table-cell>
        </table:table-row>
        <table:table-row table:style-name="Table1.2">
          <table:table-cell table:style-name="Table1.A2" office:value-type="string">
            <text:p text:style-name="P1"><text:tab/><text:tab/><text:tab/>8 <text:tab/><text:tab/><text:tab/></text:p>
            <text:p text:style-name="P1"><text:tab/><text:tab/></text:p>
          </table:table-cell>
          <table:table-cell table:style-name="Table1.A2" office:value-type="string">
            <text:p text:style-name="P1"><text:tab/><text:tab/><text:tab/>X</text:p>
            <text:p text:style-name="P1"><text:tab/><text:tab/></text:p>
          </table:table-cell>
          <table:table-cell table:style-name="Table1.A2" office:value-type="string">
            <text:p text:style-name="P1"><text:tab/><text:tab/><text:tab/>A</text:p>
            <text:p text:style-name="P1"><text:tab/><text:tab/></text:p>
          </table:table-cell>
          <table:table-cell table:style-name="Table1.D2" office:value-type="string">
            <text:p text:style-name="P1"><text:tab/><text:tab/><text:tab/>UNANSWERED</text:p>
            <text:p text:style-name="P1"><text:tab/><text:tab/></text:p>
          </table:table-cell>
        </table:table-row>
      </table:table>
      <text:p text:style-name="Standard">No. of correct answers: 5</text:p>
      <text:p text:style-name="Standard">No. of wrong answers: 2</text:p>
      <text:p text:style-name="Standard">No. of questions unanswered: 1</text:p>
      <text:p text:style-name="Standard">The candidate PASSED.</text:p>
      <text:p text:style-name="Standard"/>
      <text:p text:style-name="Standard"/>
      <text:p text:style-name="Standard"><text:span text:style-name="T7">5.</text:span>The program below is supposed to calculate and print the time it takes for light</text:p>
      <text:p text:style-name="Standard">to travel from the sun to the earth. It contains some logical errors. Fix the program</text:p>
      <text:p text:style-name="Standard">so that it will compile and print the correct result when run.</text:p>
      <text:p text:style-name="Standard"/>
      <text:p text:style-name="P2">public class Sunlight {</text:p>
      <text:p text:style-name="P2">public static void main(String[] args) {</text:p>
      <text:p text:style-name="P2">// Distance from sun (150 million kilometers)</text:p>
      <text:p text:style-name="P2">int kmFromSun = <text:bookmark-start text:name="__DdeLink__809_2552229209"/>150000000;<text:bookmark-end text:name="__DdeLink__809_2552229209"/></text:p>
      <text:p text:style-name="P2">int lightSpeed = 299792458; // meters per second</text:p>
      <text:p text:style-name="P2">// Convert distance to meters.</text:p>
      <text:p text:style-name="P2">int mFromSun = kmFromSun * 1000;</text:p>
      <text:p text:style-name="P2">int seconds = mFromSun / lightSpeed;</text:p>
      <text:p text:style-name="P2">System.out.print("Light will use ");</text:p>
      <text:p text:style-name="P2">printTime(seconds);</text:p>
      <text:p text:style-name="P2">System.out.println(" to travel from the sun to the earth.");</text:p>
      <text:p text:style-name="P2"><text:soft-page-break/>}</text:p>
      <text:p text:style-name="P2">public static void printTime(int sec) {</text:p>
      <text:p text:style-name="P2">int min = sec / 60;</text:p>
      <text:p text:style-name="P2">sec = sec - (min * 60);</text:p>
      <text:p text:style-name="P2">System.out.print(min + " minute(s) and " + sec + " second(s)");</text:p>
      <text:p text:style-name="P2">}</text:p>
      <text:p text:style-name="P2">}</text:p>
      <text:p text:style-name="P2"/>
      <text:p text:style-name="P3">public class Sunlight {</text:p>
      <text:p text:style-name="P3"><text:s text:c="4"/>public static void main(String[] args) {</text:p>
      <text:p text:style-name="P3">// Distance from sun (150 million kilometers)</text:p>
      <text:p text:style-name="P3"><text:s text:c="8"/>long kmFromSun = 150000000;</text:p>
      <text:p text:style-name="P3"><text:s text:c="8"/>long lightSpeed = 299792458; // meters per second</text:p>
      <text:p text:style-name="P3">// Convert distance to meters.</text:p>
      <text:p text:style-name="P3"><text:s text:c="8"/>long mFromSun = kmFromSun * 1000;</text:p>
      <text:p text:style-name="P3"><text:s text:c="8"/>int seconds = (int) (mFromSun / lightSpeed);</text:p>
      <text:p text:style-name="P3"><text:s text:c="8"/>System.out.print("Light will use ");</text:p>
      <text:p text:style-name="P3"><text:s text:c="8"/>printTime(seconds);</text:p>
      <text:p text:style-name="P3"><text:s text:c="8"/>System.out.println(" to travel from the sun to the earth.");</text:p>
      <text:p text:style-name="P3"><text:s text:c="4"/>}</text:p>
      <text:p text:style-name="P3"><text:s text:c="4"/>public static void printTime(int sec) {</text:p>
      <text:p text:style-name="P3"><text:s text:c="8"/>int min = sec / 60;</text:p>
      <text:p text:style-name="P3"><text:s text:c="8"/>sec = sec - (min * 60);</text:p>
      <text:p text:style-name="P3"><text:s text:c="8"/>System.out.print(min + " minute(s) and " + sec + " second(s)");</text:p>
      <text:p text:style-name="P3"><text:s text:c="4"/>}</text:p>
      <text:p text:style-name="P3">}</text:p>
      <text:p text:style-name="P8"/>
      <text:p text:style-name="Standard"><text:span text:style-name="T7">6.</text:span>What is the value of evaluating the following expression (<text:bookmark-start text:name="__DdeLink__814_2552229209"/><text:bookmark-start text:name="__DdeLink__807_2552229209"/>- -1-3 * 10 <text:bookmark-end text:name="__DdeLink__814_2552229209"/>/ 5-1<text:bookmark-end text:name="__DdeLink__807_2552229209"/>)? Try to derive the value manually and confirm it by implementing the code.</text:p>
      <text:p text:style-name="Standard"/>
      <text:p text:style-name="P4">-<text:span text:style-name="T1">6</text:span></text:p>
      <text:p text:style-name="Standard"/>
      <text:p text:style-name="Standard"><text:span text:style-name="T7">7.</text:span>Create different versions of a program that finds all the primes below 100. Create</text:p>
      <text:p text:style-name="Standard">one version that only uses the for(;;) loop (i.e., no while or do-while). Create</text:p>
      <text:p text:style-name="Standard">another version that only uses the while loop.</text:p>
      <text:p text:style-name="Standard"/>
      <text:p text:style-name="Standard"><text:span text:style-name="T7">8.</text:span>What will be the result of compiling and running the following program?</text:p>
      <text:p text:style-name="Standard">public class Assignment {</text:p>
      <text:p text:style-name="Standard">public static void main(String[] args) {</text:p>
      <text:p text:style-name="Standard"><text:bookmark-start text:name="__DdeLink__805_2552229209"/>int a, b, c;</text:p>
      <text:p text:style-name="Standard">b = 10;</text:p>
      <text:p text:style-name="Standard">a = b = c = 20;</text:p>
      <text:p text:style-name="Standard">System.out.println(a);</text:p>
      <text:p text:style-name="Standard">}<text:bookmark-end text:name="__DdeLink__805_2552229209"/></text:p>
      <text:p text:style-name="Standard">}</text:p>
      <text:p text:style-name="Standard"/>
      <text:p text:style-name="P5">a=20</text:p>
      <text:p text:style-name="Standard"><text:span text:style-name="T7">9.</text:span>What happens when you try to compile and run the following program?</text:p>
      <text:p text:style-name="Standard"><text:soft-page-break/>public class Prog1 {</text:p>
      <text:p text:style-name="Standard">public static void main(String[] args) {</text:p>
      <text:p text:style-name="Standard"><text:bookmark-start text:name="__DdeLink__803_2552229209"/>int k = 1;</text:p>
      <text:p text:style-name="Standard">int i = ++k + k++ + + k; // (1)</text:p>
      <text:p text:style-name="Standard">System.out.println(i);<text:bookmark-end text:name="__DdeLink__803_2552229209"/></text:p>
      <text:p text:style-name="Standard">}</text:p>
      <text:p text:style-name="Standard">}</text:p>
      <text:p text:style-name="Standard"/>
      <text:p text:style-name="P7">i=7</text:p>
      <text:p text:style-name="Standard"/>
      <text:p text:style-name="Standard"/>
      <text:p text:style-name="Standard"/>
      <text:p text:style-name="Standard"/>
      <text:p text:style-name="Standard"/>
      <text:p text:style-name="Standard"/>
      <text:p text:style-name="Standard">Recursion (implementations will not contain loops):</text:p>
      <text:p text:style-name="Standard"/>
      <text:p text:style-name="Standard"><text:span text:style-name="T5">1.</text:span>Write an algorithm to print the value of the Fibonacci series given the position of the element. Examples of executions: </text:p>
      <table:table table:name="Table2" table:style-name="Table2">
        <table:table-column table:style-name="Table2.A" table:number-columns-repeated="2"/>
        <table:table-row table:style-name="Table2.1">
          <table:table-cell table:style-name="Table2.A1" office:value-type="string">
            <text:p text:style-name="P1">Input</text:p>
          </table:table-cell>
          <table:table-cell table:style-name="Table2.A1" office:value-type="string">
            <text:p text:style-name="P1">Output</text:p>
          </table:table-cell>
        </table:table-row>
        <table:table-row table:style-name="Table2.1">
          <table:table-cell table:style-name="Table2.A1" office:value-type="string">
            <text:p text:style-name="P1">0</text:p>
          </table:table-cell>
          <table:table-cell table:style-name="Table2.A1" office:value-type="string">
            <text:p text:style-name="P1">0</text:p>
          </table:table-cell>
        </table:table-row>
        <table:table-row table:style-name="Table2.1">
          <table:table-cell table:style-name="Table2.A1" office:value-type="string">
            <text:p text:style-name="P1">5</text:p>
          </table:table-cell>
          <table:table-cell table:style-name="Table2.A1" office:value-type="string">
            <text:p text:style-name="P1">5</text:p>
          </table:table-cell>
        </table:table-row>
        <table:table-row table:style-name="Table2.1">
          <table:table-cell table:style-name="Table2.A1" office:value-type="string">
            <text:p text:style-name="P1">20</text:p>
          </table:table-cell>
          <table:table-cell table:style-name="Table2.A1" office:value-type="string">
            <text:p text:style-name="P1">6765</text:p>
          </table:table-cell>
        </table:table-row>
      </table:table>
      <text:p text:style-name="Standard"/>
      <text:p text:style-name="Standard"><text:span text:style-name="T5">2.</text:span>Write a function that has the following asignature: int sumOfDigits(int x) which calculates the sum of all of the digits of the given number x. Example: if x=123 the returned value of the function will be 6.</text:p>
      <text:p text:style-name="Standard"/>
      <text:p text:style-name="Standard">Varargs :</text:p>
      <text:p text:style-name="Standard"/>
      <text:p text:style-name="Standard"><text:span text:style-name="T5">3.</text:span>Write a function that has the following signature int fun(int …a) which should return the sum of all the parameters that are passed and prints the number of parameters found and each parameter itself. Example: fun(1, 2, 3, 4) should return 10 and print “I have received 4 parameters which are: 1, 2, 3, 4”.</text:p>
      <text:p text:style-name="Standard"/>
      <text:p text:style-name="Standard">Object class:</text:p>
      <text:p text:style-name="Standard"/>
      <text:p text:style-name="Standard"><text:span text:style-name="T5">4.</text:span>Write a class that describes a point in 3D space (it has 3 fields that represent the coordinates along each axis: X, Y and Z) that implements the following methods: equals, hashCode and toString. Test that if we create two objects (2 points in 3d space) and assign the same values to the coordinates, equals method returns true and the hash code is the same.</text:p>
      <text:p text:style-name="Standard"/>
      <text:p text:style-name="Standard">Inheritance, extension, overloading, overriding:</text:p>
      <text:p text:style-name="Standard"/>
      <text:p text:style-name="Standard"><text:soft-page-break/><text:span text:style-name="T5">5.</text:span>Create an interface called Shape containing 3 methods: String getType(), int getArea(int d) and int getPerimeter(int d). Create an abstract class called RegularShape that does provide a concrete implementation only for getType method. Create a class called Rectangle that extends the abstract class RegularShape. Extend the class Rectangle and define a Square class. This final class (Square) will provide overridden and overloaded implementations of getArea and getPerimeter. Write a main class where you call all 5 methods (getType, overridden and overloaded implementations of both getArea and getPerimeter) for both an object of type Rectangle and one of type Square.</text:p>
      <text:p text:style-name="Standard">Declare an object as follows: Rectangle mySpecialSquare = new Square(); see what happens when you try to call the overloaded and overridden implementations of getArea() and getPerimeter().</text:p>
      <text:p text:style-name="Standard"/>
      <text:p text:style-name="Standard"/>
      <text:p text:style-name="Standard"><text:span text:style-name="T5">1.</text:span>Declare an interface called Function that has a method named evaluate that takes</text:p>
      <text:p text:style-name="Standard">an int parameter and returns an int value.Put it into a package called com.sv.samples.func.contract</text:p>
      <text:p text:style-name="Standard">Create a class called Half that implements the Function interface. The implementation</text:p>
      <text:p text:style-name="Standard">of the method evaluate() should return the value obtained by dividing</text:p>
      <text:p text:style-name="Standard">the int argument by 2.Put the implementation into a package called com.sv.samples.func.impl</text:p>
      <text:p text:style-name="Standard">In a client, create a method that takes an arbitrary array of int values as a parameter,</text:p>
      <text:p text:style-name="Standard">and returns an array that has the same length, but the value of an element</text:p>
      <text:p text:style-name="Standard">in the new array is half that of the value in the corresponding element in the</text:p>
      <text:p text:style-name="Standard">array passed as the parameter. Let the implementation of this method create an</text:p>
      <text:p text:style-name="Standard">instance of Half, and use this instance to calculate values for the array that is</text:p>
      <text:p text:style-name="Standard">returned.</text:p>
      <text:p text:style-name="Standard"/>
      <text:p text:style-name="Standard"><text:span text:style-name="T5">2.</text:span>Rewrite the method that operated on arrays from the previous exercise: the</text:p>
      <text:p text:style-name="Standard">method should now also accept a Function reference as an argument, and use</text:p>
      <text:p text:style-name="Standard">this argument instead of an instance of the Half class.</text:p>
      <text:p text:style-name="Standard">Create a class called Print that implements the method evaluate() in the Function</text:p>
      <text:p text:style-name="Standard">interface. This method simply prints the int value passed as argument, and</text:p>
      <text:p text:style-name="Standard">returns this value.</text:p>
      <text:p text:style-name="Standard">Now, write a program that creates an array of int values from 1 to 10, and does</text:p>
      <text:p text:style-name="Standard">the following:</text:p>
      <text:p text:style-name="Standard">Prints the array using an instance of the Print class and the method</text:p>
      <text:p text:style-name="Standard">described earlier.</text:p>
      <text:p text:style-name="Standard">Halves the values in the array and prints the values again, using the Half</text:p>
      <text:p text:style-name="Standard">and Print classes, and the method described above.</text:p>
      <text:p text:style-name="Standard"/>
      <text:p text:style-name="Standard"><text:span text:style-name="T5">3.</text:span>Which digits, and in what order, will be printed when the following program is</text:p>
      <text:p text:style-name="Standard">run? Try to evaluate it before confirming with a written implementation.</text:p>
      <text:p text:style-name="Standard"/>
      <text:p text:style-name="Standard">public class MyClass {</text:p>
      <text:p text:style-name="Standard">public static void main(String[] args) {</text:p>
      <text:p text:style-name="Standard">int k=0;</text:p>
      <text:p text:style-name="Standard">try {</text:p>
      <text:p text:style-name="Standard">int i = 5/k;</text:p>
      <text:p text:style-name="Standard"><text:soft-page-break/>} catch (ArithmeticException e) {</text:p>
      <text:p text:style-name="Standard">System.out.println("1");</text:p>
      <text:p text:style-name="Standard">} catch (RuntimeException e) {</text:p>
      <text:p text:style-name="Standard">System.out.println("2");</text:p>
      <text:p text:style-name="Standard">return;</text:p>
      <text:p text:style-name="Standard">} catch (Exception e) {</text:p>
      <text:p text:style-name="Standard">System.out.println("3");</text:p>
      <text:p text:style-name="Standard">} finally {</text:p>
      <text:p text:style-name="Standard">System.out.println("4");</text:p>
      <text:p text:style-name="Standard">}</text:p>
      <text:p text:style-name="Standard">System.out.println("5");</text:p>
      <text:p text:style-name="Standard">}</text:p>
      <text:p text:style-name="Standard">}</text:p>
      <text:p text:style-name="P11"/>
      <text:p text:style-name="P12">Blocurile catch sunt asezate in ordinea corespunzatoare →<text:span text:style-name="T11"> se porneste cu o exceptie particulara, ArithmeticException, apoi parintele acesteia, RuntimeException si apoi urmeaza o exceptie generala, parintele precedentei clase, Exception ==&gt; </text:span><text:span text:style-name="T3">Nu sunt probleme de compilare! </text:span>Pentru ca se face impartirea la 0, din blocul try se va arunca exceptia in primul bloc de catch <text:span text:style-name="T11">si se va afisa <text:s/>1. Apoi se ajunge in finally si se va executa codul din acest bloc, se va afisa 4. La final se va executa si ultima linie de cod, aceasta nefacand parte din try-catch-finally, se va afisa 5.</text:span></text:p>
      <text:p text:style-name="P6">1 4 5</text:p>
      <text:p text:style-name="Standard"/>
      <text:p text:style-name="Standard"><text:span text:style-name="T5">4.</text:span>What is wrong with the following code?</text:p>
      <text:p text:style-name="Standard">Try to evaluate it before confirming with a written implementation.</text:p>
      <text:p text:style-name="Standard"/>
      <text:p text:style-name="Standard"><text:bookmark-start text:name="__DdeLink__861_993514558"/>public class MyClass {</text:p>
      <text:p text:style-name="Standard">public static void main(String[] args) throws A {</text:p>
      <text:p text:style-name="Standard">try {</text:p>
      <text:p text:style-name="Standard">f();</text:p>
      <text:p text:style-name="Standard">} finally {</text:p>
      <text:p text:style-name="Standard">System.out.println("Done.");</text:p>
      <text:p text:style-name="Standard">} catch (A e) {</text:p>
      <text:p text:style-name="Standard">throw e;</text:p>
      <text:p text:style-name="Standard">}</text:p>
      <text:p text:style-name="Standard">}</text:p>
      <text:p text:style-name="Standard">public static void f() throws B {</text:p>
      <text:p text:style-name="Standard">throw new B();</text:p>
      <text:p text:style-name="Standard">}</text:p>
      <text:p text:style-name="Standard">}</text:p>
      <text:p text:style-name="Standard">class A extends Throwable {}</text:p>
      <text:p text:style-name="Standard">class B extends A {}<text:bookmark-end text:name="__DdeLink__861_993514558"/></text:p>
      <text:p text:style-name="Standard"/>
      <text:p text:style-name="P6">blocul catch trebuie sa fie intotdeauna inaintea blocului finally</text:p>
      <text:p text:style-name="Standard"/>
      <text:p text:style-name="Standard"/>
      <text:p text:style-name="Standard"><text:span text:style-name="T5">5.</text:span>Write a function that takes an interface called Filter and an arbitrary number of longs and it returns an array of those longs that pass the filter. Provide implementations for the following <text:soft-page-break/>filters:</text:p>
      <text:list xml:id="list2562919714" text:style-name="WWNum1">
        <text:list-item>
          <text:p text:style-name="P13">numbers <text:s text:c="2"/>larger than a given number (filter parameter)<text:line-break/> <text:tab/></text:p>
        </text:list-item>
        <text:list-item>
          <text:p text:style-name="P13">even <text:tab/>numbers<text:line-break/> <text:tab/></text:p>
        </text:list-item>
        <text:list-item>
          <text:p text:style-name="P13">prime <text:tab/> numbers<text:line-break/> <text:tab/></text:p>
        </text:list-item>
        <text:list-item>
          <text:p text:style-name="P13"><text:span text:style-name="T4">connector <text:s text:c="3"/>filter implementing OR logic: takes an array of filters and it passes if at least one of them passes</text:span><text:line-break/></text:p>
        </text:list-item>
      </text:list>
      <text:p text:style-name="Standard">Invoke the function with different filter strategies and write out the results, e.g. all numbers from the given input that are either prime, or larger than 37 (or both).</text:p>
      <text:p text:style-name="Standard"/>
      <text:p text:style-name="Standard"><text:span text:style-name="T5">6.</text:span>Work with exceptions:</text:p>
      <text:p text:style-name="Standard"><text:span text:style-name="T8">a) </text:span>Define a custom checked exception which has a message (String) and a Priority (custom enum with 3 values: LOW, MEDIUM, HIGH).</text:p>
      <text:p text:style-name="Standard"><text:span text:style-name="T8">b) </text:span>Define another exception extending the exception from a. Add one specific field.</text:p>
      <text:p text:style-name="Standard"><text:span text:style-name="T8">c) </text:span>Define another exception extending the exception from b. Add one specific field.</text:p>
      <text:p text:style-name="Standard"><text:span text:style-name="T9">d) </text:span>Define a class with a method that throws an exception from b.</text:p>
      <text:p text:style-name="Standard"><text:span text:style-name="T10">e) </text:span>Extend the class from d. and override the method so that it throws an exception from a.</text:p>
      <text:p text:style-name="Standard"><text:span text:style-name="T10">f) <text:s/></text:span>Extend the class from d. and override the method so that it throws an exception from c.</text:p>
      <text:p text:style-name="Standard"><text:span text:style-name="T10">g) </text:span>Extend the class from d. and override the method so that it throws additional exceptions</text:p>
      <text:p text:style-name="Standard"/>
      <text:p text:style-name="P10"><text:span text:style-name="T10">h) </text:span>In a main class, define a method which accepts as a parameter a variable of the type from d. </text:p>
      <text:p text:style-name="P10"><text:span text:style-name="T10">i) </text:span>Inside call the method defined at d. , surrounded by a try/catch block. Write a catch for each of the above defined exceptions and print the priority and the specific fields</text:p>
      <text:p text:style-name="Standard">Call the method from i. with and instance of the class from d.</text:p>
      <text:p text:style-name="Standard">Call the method from i. with an instance of the class from 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ums:</text:p>
      <text:p text:style-name="Standard"/>
      <text:p text:style-name="Standard">1. Write an Enum that contains the days of the week. Iterate through the enum and call a method named printDayOfWeek. This method will contain a switch statement over the parameter and for each value of your enum print a custom message (“It’s Monday”, “It’s Tuesday” and so on). </text:p>
      <text:p text:style-name="Standard">2. <text:s/>Extend the previous program so that each enum value contains the day of the month in english and in romanian (the enum will require 2 fields, english and romanian and when referencing either one of them eg: Days.Monday.english you will get the day of the week in that language). Overload the printDayOfWeek method so that it now takes an additional parameter (to somehow choose between the two languages) and prints the messages in the respective language and use it within the previous iteration to print the messages alternating the languages.</text:p>
      <text:p text:style-name="Standard"/>
      <text:p text:style-name="Standard">HINT: in order to minimise duplication of code the enum can contain a method through which you can request the day of the week in one of the two languages by a parameter. Use this same parameter in the overloaded printDayOfWeek method.</text:p>
      <text:p text:style-name="Standard"/>
      <text:p text:style-name="Standard">Autoboxing/Unwrapping:</text:p>
      <text:p text:style-name="Standard"/>
      <text:p text:style-name="Standard">3. Rewrite one of the problems from the previous days to now use the equivalent wrapper class. Comment where the autoboxing and unboxing operations are executed within the code.</text:p>
      <text:p text:style-name="Standard"/>
      <text:p text:style-name="Standard">Annotations:</text:p>
      <text:p text:style-name="Standard"/>
      <text:p text:style-name="Standard">4. Define an annotation that describes a request for improvement. The annotation should have the following elements: id, synopsis, engineer and date. Specify default values of “unassigned” for engineer and “unknown” for date. Write a main class and annotate it with your improvement request annotatio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text:p>
      <text:p text:style-name="Standard">Create an Address class with a streetName (String) and a streetNumber (int).</text:p>
      <text:p text:style-name="Standard">Create an Person class with name (String), age (int) and address (Address).</text:p>
      <text:p text:style-name="Standard"/>
      <text:p text:style-name="Standard">Create an instance of a HashMap and put a instance of a Person as key and an Integer as Value.</text:p>
      <text:p text:style-name="Standard">hashMap.put(person1, integer);</text:p>
      <text:p text:style-name="Standard">Get the Integer value using the Person instance person1 created before.</text:p>
      <text:p text:style-name="Standard">Create a new Person instance, person2, using the same data as before(same name, same age, same address).</text:p>
      <text:p text:style-name="Standard">Get the Integer value using the new Person instance created. It should return the same Integer as before. If not fix it to return the same integer.</text:p>
      <text:p text:style-name="Standard">Change the value of person2 to current age plus one (one year older). Get the integer value using person2 instance. You should get null. Why?</text:p>
      <text:p text:style-name="Standard"/>
      <text:p text:style-name="Standard">II</text:p>
      <text:p text:style-name="Standard">Create a custom list type. Implement methods: add(Object), contains(Object o), isEmpty(), remove(Object o), size()</text:p>
      <text:p text:style-name="Standard">Add several object to the list. Iterate through them using an enhanced for loop. for(Object o : customList).</text:p>
      <text:p text:style-name="Standard">Sort your custom list using Collections.sort(List) and Collections.sort(List, Comparator). Sorting should be done by age, name, address.</text:p>
      <text:p text:style-name="Standard"/>
      <text:p text:style-name="Standard">III</text:p>
      <text:p text:style-name="Standard">Create a custom set type. Implement methods: add(Object), contains(Object o), isEmpty(), remove(Object o), size()</text:p>
      <text:p text:style-name="Standard">Add generics functionality to the set.</text:p>
      <text:p text:style-name="Standard">Add assertion to the set implementatio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5-03T17:06:04.807477417</dc:date>
    <meta:editing-duration>PT5H2M12S</meta:editing-duration>
    <meta:editing-cycles>5</meta:editing-cycles>
    <meta:document-statistic meta:table-count="2" meta:image-count="0" meta:object-count="0" meta:page-count="9" meta:paragraph-count="293" meta:word-count="2279" meta:character-count="13629" meta:non-whitespace-character-count="11253"/>
  </office:meta>
</office:document-meta>
</file>